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2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Heading_20_4" style:master-page-name="Standard">
      <style:paragraph-properties fo:margin-left="0in" fo:margin-right="0in" fo:margin-top="0.1665in" fo:margin-bottom="0.028in" loext:contextual-spacing="false" fo:line-height="100%" fo:keep-together="auto" fo:text-indent="0.5in" style:auto-text-indent="false" style:page-number="1" fo:keep-with-next="auto"/>
    </style:style>
    <style:style style:name="P8" style:family="paragraph" style:parent-style-name="Heading_20_4">
      <style:paragraph-properties fo:margin-left="0in" fo:margin-right="0in" fo:margin-top="0.1665in" fo:margin-bottom="0.028in" loext:contextual-spacing="false" fo:line-height="100%" fo:keep-together="auto" fo:text-indent="0.5in" style:auto-text-indent="false" fo:keep-with-next="auto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e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u1v503ig98ad"/><text:span text:style-name="T1">Parte 1</text:span></text:p>
      <text:p text:style-name="P1">O problema da mochila (Knapsack problem) é um problema clássico de otimização combinatória. A versão mais comum é conhecida como "0/1 Knapsack Problem". Neste problema, você tem uma mochila com uma capacidade de peso limitada e um conjunto de itens, cada um com um peso e um valor associados. O objetivo é determinar quais itens incluir na mochila para maximizar o valor total sem exceder a capacidade de peso da mochila. Cada item pode ser incluído ou não (0/1), e não é permitido fracionar os itens.</text:p>
      <text:p text:style-name="P1">O problema da mochila é fundamental na computação por várias razões: serve como um excelente caso de estudo para técnicas de design de algoritmos, como programação dinâmica, algoritmos gulosos e backtracking.</text:p>
      <text:p text:style-name="P1">O problema da mochila tem muitas aplicações práticas em áreas como economia e finanças, determinando a melhor combinação de ativos financeiros para maximizar o retorno dentro de um limite de investimento, e logística e transporte, selecionando quais produtos transportar para maximizar o valor total sem exceder a capacidade de carga.</text:p>
      <text:p text:style-name="P3"><text:tab/><text:span text:style-name="T2">Parte 2</text:span></text:p>
      <text:p text:style-name="P1">A programação dinâmica é uma técnica usada para resolver problemas de otimização que podem ser decompostos em subproblemas menores e mais simples. No problema da mochila, a ideia é construir uma tabela que armazena as soluções ótimas para subproblemas de tamanhos menores e, então, usar essas soluções para construir a solução do problema original.</text:p>
      <text:p text:style-name="P1">A abordagem de programação dinâmica para o problema da mochila 0/1 envolve criar uma tabela onde as linhas representam os itens disponíveis e as colunas representam a capacidade da mochila. O valor de cada célula na tabela representa o valor máximo que pode ser obtido com a capacidade correspondente e os itens disponíveis até aquele ponto.</text:p>
      <text:p text:style-name="P1">Aqui está um modelo de código para o problema:</text:p>
      <text:p text:style-name="P1"><text:span text:style-name="T2">if ( j &lt; wt[ i ] ) {</text:span></text:p>
      <text:p text:style-name="P1"><text:span text:style-name="T2"><text:tab/>T[ i ][ j ] = T[ i - 1 ][ j ] }</text:span></text:p>
      <text:p text:style-name="P1"><text:span text:style-name="T2">else {</text:span></text:p>
      <text:p text:style-name="P1"><text:span text:style-name="T2"><text:tab/>T[ i ][ j ] = max( value[ i ] + T[ i - 1 ] [ j - wt[ i ] ] , T[ i - 1 ][ j ] ) }</text:span></text:p>
      <text:p text:style-name="P8"><text:bookmark text:name="_e2zb9r6rzxb"/><text:span text:style-name="T1">Referências Consultadas</text:span></text:p>
      <text:list xml:id="list2927177336" text:style-name="WWNum1">
        <text:list-item>
          <text:p text:style-name="P4">CORMEN, T. H., LEISERSON, C, E., RIVEST, R. L. e STEIN, C. "Algoritmos: Teoria e Prática". 2ª ed. Ed. Campus, 2002.</text:p>
        </text:list-item>
        <text:list-item>
          <text:p text:style-name="P5">Kellerer, H., Pferschy, U., &amp; Pisinger, D. (2004). Knapsack Problems. Springer.</text:p>
        </text:list-item>
        <text:list-item>
          <text:p text:style-name="P5">Vídeos sobre o problema da Mochila dados na atividade</text:p>
        </text:list-item>
        <text:list-item>
          <text:p text:style-name="P6">referência do código: <text:a xlink:type="simple" xlink:href="https://youtu.be/8LusJS5-AGo?si=gT5dWNWV6ATvqKg7&amp;t=929" text:style-name="ListLabel_20_10" text:visited-style-name="ListLabel_20_10"><text:span text:style-name="T3">0/1 Knapsack Problem Dynamic Programmin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403" meta:character-count="2272" meta:non-whitespace-character-count="1887"/>
    <meta:generator>LibreOfficeDev/6.0.5.2$Linux_X86_64 LibreOffice_project/</meta:generator>
  </office:meta>
</office:document-meta>
</file>